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css3t="http://www.w3.org/TR/css3-text/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2.745cm"/>
    </style:style>
    <style:style style:name="co4" style:family="table-column">
      <style:table-column-properties fo:break-before="auto" style:column-width="6.94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045cm"/>
    </style:style>
    <style:style style:name="co9" style:family="table-column">
      <style:table-column-properties fo:break-before="auto" style:column-width="16.37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748cm"/>
    </style:style>
    <style:style style:name="co12" style:family="table-column">
      <style:table-column-properties fo:break-before="auto" style:column-width="4.701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3.771cm"/>
    </style:style>
    <style:style style:name="co15" style:family="table-column">
      <style:table-column-properties fo:break-before="auto" style:column-width="6.04cm"/>
    </style:style>
    <style:style style:name="co16" style:family="table-column">
      <style:table-column-properties fo:break-before="auto" style:column-width="3.881cm"/>
    </style:style>
    <style:style style:name="co17" style:family="table-column">
      <style:table-column-properties fo:break-before="auto" style:column-width="9.458cm"/>
    </style:style>
    <style:style style:name="co18" style:family="table-column">
      <style:table-column-properties fo:break-before="auto" style:column-width="5.876cm"/>
    </style:style>
    <style:style style:name="co19" style:family="table-column">
      <style:table-column-properties fo:break-before="auto" style:column-width="1.58cm"/>
    </style:style>
    <style:style style:name="co20" style:family="table-column">
      <style:table-column-properties fo:break-before="auto" style:column-width="2.108cm"/>
    </style:style>
    <style:style style:name="co21" style:family="table-column">
      <style:table-column-properties fo:break-before="auto" style:column-width="4.674cm"/>
    </style:style>
    <style:style style:name="co22" style:family="table-column">
      <style:table-column-properties fo:break-before="auto" style:column-width="4.128cm"/>
    </style:style>
    <style:style style:name="co23" style:family="table-column">
      <style:table-column-properties fo:break-before="auto" style:column-width="7.927cm"/>
    </style:style>
    <style:style style:name="co24" style:family="table-column">
      <style:table-column-properties fo:break-before="auto" style:column-width="10.578cm"/>
    </style:style>
    <style:style style:name="co25" style:family="table-column">
      <style:table-column-properties fo:break-before="auto" style:column-width="3.041cm"/>
    </style:style>
    <style:style style:name="co26" style:family="table-column">
      <style:table-column-properties fo:break-before="auto" style:column-width="7.052cm"/>
    </style:style>
    <style:style style:name="co27" style:family="table-column">
      <style:table-column-properties fo:break-before="auto" style:column-width="4.45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2.316cm" fo:break-before="auto" style:use-optimal-row-height="false"/>
    </style:style>
    <style:style style:name="ro9" style:family="table-row">
      <style:table-row-properties style:row-height="5.133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1.868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579cm" fo:break-before="auto" style:use-optimal-row-height="false"/>
    </style:style>
    <style:style style:name="ro14" style:family="table-row">
      <style:table-row-properties style:row-height="0.526cm" fo:break-before="auto" style:use-optimal-row-height="false"/>
    </style:style>
    <style:style style:name="ro15" style:family="table-row">
      <style:table-row-properties style:row-height="0.482cm" fo:break-before="auto" style:use-optimal-row-height="tru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0.529cm" fo:break-before="auto" style:use-optimal-row-height="false"/>
    </style:style>
    <style:style style:name="ro21" style:family="table-row">
      <style:table-row-properties style:row-height="5.106cm" fo:break-before="auto" style:use-optimal-row-height="true"/>
    </style:style>
    <style:style style:name="ro22" style:family="table-row">
      <style:table-row-properties style:row-height="1.316cm" fo:break-before="auto" style:use-optimal-row-height="tru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2.157cm" fo:break-before="auto" style:use-optimal-row-height="true"/>
    </style:style>
    <style:style style:name="ro25" style:family="table-row">
      <style:table-row-properties style:row-height="4.685cm" fo:break-before="auto" style:use-optimal-row-height="true"/>
    </style:style>
    <style:style style:name="ro26" style:family="table-row">
      <style:table-row-properties style:row-height="1.737cm" fo:break-before="auto" style:use-optimal-row-height="true"/>
    </style:style>
    <style:style style:name="ro27" style:family="table-row">
      <style:table-row-properties style:row-height="8.475cm" fo:break-before="auto" style:use-optimal-row-height="true"/>
    </style:style>
    <style:style style:name="ro28" style:family="table-row">
      <style:table-row-properties style:row-height="5.528cm" fo:break-before="auto" style:use-optimal-row-height="true"/>
    </style:style>
    <style:style style:name="ro29" style:family="table-row">
      <style:table-row-properties style:row-height="2.579cm" fo:break-before="auto" style:use-optimal-row-height="true"/>
    </style:style>
    <style:style style:name="ro30" style:family="table-row">
      <style:table-row-properties style:row-height="6.791cm" fo:break-before="auto" style:use-optimal-row-height="true"/>
    </style:style>
    <style:style style:name="ro31" style:family="table-row">
      <style:table-row-properties style:row-height="7.213cm" fo:break-before="auto" style:use-optimal-row-height="true"/>
    </style:style>
    <style:style style:name="ro32" style:family="table-row">
      <style:table-row-properties style:row-height="4.263cm" fo:break-before="auto" style:use-optimal-row-height="true"/>
    </style:style>
    <style:style style:name="ro33" style:family="table-row">
      <style:table-row-properties style:row-height="7.634cm" fo:break-before="auto" style:use-optimal-row-height="true"/>
    </style:style>
    <style:style style:name="ro34" style:family="table-row">
      <style:table-row-properties style:row-height="3.422cm" fo:break-before="auto" style:use-optimal-row-height="true"/>
    </style:style>
    <style:style style:name="ro35" style:family="table-row">
      <style:table-row-properties style:row-height="0.452cm" fo:break-before="auto" style:use-optimal-row-height="false"/>
    </style:style>
    <style:style style:name="ro36" style:family="table-row">
      <style:table-row-properties style:row-height="2.263cm" fo:break-before="auto" style:use-optimal-row-height="false"/>
    </style:style>
    <style:style style:name="ro37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02cm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ffffff" fo:border-left="0.002cm solid #000000" fo:border-right="0.002cm solid #000000" fo:border-top="non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>
      <style:table-cell-properties fo:border-bottom="0.002cm solid #000000" fo:background-color="#ffffff" fo:border-left="0.002cm solid #000000" fo:border-right="0.002cm solid #000000" fo:border-top="non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ackground-color="#ffffff"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fo:font-size="10pt" fo:font-weight="normal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Arial3" fo:font-size="10pt" fo:font-weight="bold" style:font-name-asian="ＭＳ Ｐゴシック" style:font-size-asian="11pt" style:font-weight-asian="bold" style:font-name-complex="Arial3" style:font-size-complex="11pt" style:font-weight-complex="bold"/>
    </style:style>
    <style:style style:name="ce2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6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 style:vertical-align="top"/>
      <style:paragraph-properties fo:text-align="start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fo:wrap-option="no-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fo:wrap-option="no-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3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7" style:family="table-cell" style:parent-style-name="Default">
      <style:table-cell-properties fo:border-bottom="0.002cm solid #000000" fo:background-color="#ffffff" style:text-align-source="fix" style:repeat-content="false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  <style:text-properties fo:font-weight="normal"/>
    </style:style>
    <style:style style:name="ce54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5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64" style:family="table-cell" style:parent-style-name="Default">
      <style:table-cell-properties fo:border="0.018cm solid #000000" fo:padding-bottom="0.049cm" fo:padding-left="0.035cm" fo:padding-right="0.035cm" fo:padding-top="0.049cm"/>
    </style:style>
    <style:style style:name="ce65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</style:style>
    <style:style style:name="ce66" style:family="table-cell" style:parent-style-name="Default">
      <style:table-cell-properties fo:background-color="#000080" style:text-align-source="fix" style:repeat-content="false" fo:wrap-option="wrap" fo:border="0.002cm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67" style:family="table-cell" style:parent-style-name="Default" style:data-style-name="N188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68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normal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71" style:family="table-cell" style:parent-style-name="Normal_5f_Sheet1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style:font-name="Arial1" fo:font-size="10pt" fo:font-weight="bold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6" style:family="table-cell" style:parent-style-name="Normal_5f_Sheet1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style:font-name="Arial1" fo:font-size="10pt" fo:font-weight="normal"/>
    </style:style>
    <style:style style:name="ce80" style:family="table-cell" style:parent-style-name="Default">
      <style:table-cell-properties fo:background-color="#000080" style:text-align-source="fix" style:repeat-content="false" fo:wrap-option="wrap" fo:border="0.002cm solid #000000" style:vertical-align="top"/>
      <style:paragraph-properties fo:text-align="center" fo:margin-left="0cm"/>
      <style:text-properties fo:color="#ffffff" fo:font-weight="bold"/>
    </style:style>
    <style:style style:name="ce81" style:family="table-cell" style:parent-style-name="Default" style:data-style-name="N188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</style:style>
    <style:style style:name="ce8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Arial1" fo:font-size="10pt" fo:font-weight="normal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8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9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91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98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99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1" style:family="table-cell" style:parent-style-name="Default">
      <style:table-cell-properties fo:background-color="#000080"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102" style:family="table-cell" style:parent-style-name="Default">
      <style:table-cell-properties fo:background-color="#000080"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fo:color="#ffffff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fo:background-color="#e6e6ff" fo:wrap-option="wrap" fo:border="0.002cm solid #000000"/>
      <style:text-properties fo:font-size="10pt"/>
    </style:style>
    <style:style style:name="ce110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112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113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11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size="10pt"/>
    </style:style>
    <style:style style:name="ce117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/>
      <style:paragraph-properties fo:text-align="center" fo:margin-left="0cm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e6e6ff" style:text-align-source="fix" style:repeat-content="false" fo:border="0.002cm solid #000000" fo:padding-bottom="0.049cm" fo:padding-left="0.035cm" fo:padding-right="0.035cm" fo:padding-top="0.049cm"/>
      <style:paragraph-properties fo:text-align="center" fo:margin-left="0cm"/>
    </style:style>
    <style:style style:name="ce120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  <style:text-properties fo:color="#ffffff" fo:font-weight="bold" style:font-weight-asian="bold" style:font-weight-complex="bold"/>
    </style:style>
    <style:style style:name="ce121" style:family="table-cell" style:parent-style-name="Default">
      <style:table-cell-properties fo:background-color="#e6e6ff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3" style:family="table-cell" style:parent-style-name="Default">
      <style:text-properties style:font-name="Arial" style:font-name-asian="Lucida Sans Unicode" style:font-name-complex="Tahoma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ooc:cell-content-is-in-list(status)" table:allow-empty-cell="false" table:display-list="unsorted" table:base-cell-address="Check_List.G36"/>
        <table:content-validation table:name="val2" table:condition="oooc:cell-content-is-in-list(&quot;Yes&quot;;&quot;No&quot;)" table:allow-empty-cell="true" table:display-list="unsorted" table:base-cell-address="SniffTest.G4"/>
        <table:content-validation table:name="val3" table:condition="oooc:cell-content-is-in-list(&quot;OK&quot;;&quot;NG&quot;)" table:allow-empty-cell="true" table:display-list="unsorted" table:base-cell-address="SniffTest.H4"/>
      </table:content-validations>
      <table:table table:name="Cover" table:style-name="ta1" table:print="false">
        <table:table-column table:style-name="co1" table:default-cell-style-name="ce1"/>
        <table:table-column table:style-name="co2" table:default-cell-style-name="ce15"/>
        <table:table-column table:style-name="co3" table:default-cell-style-name="ce23"/>
        <table:table-column table:style-name="co4" table:default-cell-style-name="ce34"/>
        <table:table-column table:style-name="co5" table:default-cell-style-name="ce40"/>
        <table:table-column table:style-name="co6" table:default-cell-style-name="ce43"/>
        <table:table-column table:style-name="co7" table:default-cell-style-name="ce49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<text:s/></text:p>
            <draw:frame table:end-cell-address="Cover.C6" table:end-x="0.035cm" table:end-y="0.151cm" draw:z-index="0" draw:name="Graphics 3" draw:style-name="gr1" draw:text-style-name="P1" svg:width="5.87cm" svg:height="2.622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24"/>
          <table:table-cell table:style-name="ce35" table:number-columns-spanned="3" table:number-rows-spanned="1"/>
          <table:covered-table-cell table:number-columns-repeated="2" table:style-name="ce1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2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3">
          <table:table-cell table:style-name="ce2"/>
          <table:table-cell table:style-name="ce6" office:value-type="string">
            <text:p>FORUM TEST CASES</text:p>
          </table:table-cell>
          <table:table-cell table:style-name="ce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string" table:number-columns-spanned="3" table:number-rows-spanned="1">
            <text:p>1.0</text:p>
          </table:table-cell>
          <table:covered-table-cell table:style-name="ce25"/>
          <table:covered-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2-04-04" table:number-columns-spanned="3" table:number-rows-spanned="1">
            <text:p>04/04/2012</text:p>
          </table:table-cell>
          <table:covered-table-cell table:style-name="ce26"/>
          <table:covered-table-cell table:style-name="ce37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 table:number-columns-spanned="3" table:number-rows-spanned="1">
            <text:p>Knowledge Suites</text:p>
          </table:table-cell>
          <table:covered-table-cell table:style-name="ce26"/>
          <table:covered-table-cell table:style-name="ce37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8" office:value-type="string" table:number-columns-spanned="3" table:number-rows-spanned="1">
            <text:p>KS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</text:p>
          </table:table-cell>
          <table:table-cell table:style-name="ce18" office:value-type="string" table:number-columns-spanned="3" table:number-rows-spanned="1">
            <text:p>SniffTest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[SniffTest.C4]" office:value-type="float" office:value="48" table:number-columns-spanned="3" table:number-rows-spanned="1">
            <text:p>48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3"/>
          <table:table-cell table:style-name="ce8" office:value-type="string">
            <text:p>Test Status</text:p>
          </table:table-cell>
          <table:table-cell table:style-name="ce20" office:value-type="string">
            <text:p>Passed</text:p>
          </table:table-cell>
          <table:table-cell table:style-name="ce27" office:value-type="string" table:number-columns-spanned="2" table:number-rows-spanned="1">
            <text:p><text:s/>Test is OK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9"/>
          <table:table-cell table:style-name="ce20" office:value-type="string">
            <text:p>Blocked</text:p>
          </table:table-cell>
          <table:table-cell table:style-name="ce27" office:value-type="string" table:number-columns-spanned="2" table:number-rows-spanned="1">
            <text:p>Could not run the test (another bug is blocking)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9"/>
          <table:table-cell table:style-name="ce20" office:value-type="string">
            <text:p>Failed</text:p>
          </table:table-cell>
          <table:table-cell table:style-name="ce28" office:value-type="string" table:number-columns-spanned="2" table:number-rows-spanned="1">
            <text:p>Test failed, a bug is entered on it (please add the bug ID)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0"/>
          <table:table-cell table:style-name="ce20" office:value-type="string">
            <text:p>N/A</text:p>
          </table:table-cell>
          <table:table-cell table:style-name="ce28" office:value-type="string" table:number-columns-spanned="2" table:number-rows-spanned="1">
            <text:p>Test is not possible to run on this version 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Default" table:number-columns-repeated="2"/>
          <table:table-cell table:style-name="ce29"/>
          <table: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11" office:value-type="string">
            <text:p>Record of change:</text:p>
          </table:table-cell>
          <table:table-cell table:style-name="ce1"/>
          <table:table-cell table:style-name="ce24"/>
          <table:table-cell table:style-name="ce35"/>
          <table:table-cell table:style-name="ce1"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2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30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5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3" office:value-type="date" office:date-value="2012-04-04">
            <text:p>4-Apr-2012</text:p>
          </table:table-cell>
          <table:table-cell table:style-name="ce22" office:value-type="string">
            <text:p>1.0</text:p>
          </table:table-cell>
          <table:table-cell table:style-name="ce31" office:value-type="string">
            <text:p>Remove Setting wiki SNF_KS_WIK_SET_01</text:p>
          </table:table-cell>
          <table:table-cell table:style-name="ce39"/>
          <table:table-cell table:style-name="ce39" office:value-type="string">
            <text:p>hang.nguyen</text:p>
          </table:table-cell>
          <table:table-cell table:style-name="ce4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32"/>
          <table:table-cell table:style-name="ce39" table:number-columns-repeated="2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3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 table:style-name="ce39" table:number-columns-repeated="2"/>
          <table:table-cell table:style-name="ce4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/>
          <table:table-cell table:style-name="ce42"/>
          <table:table-cell table:style-name="ce4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/>
          <table:table-cell table:style-name="ce42"/>
          <table:table-cell table:style-name="ce47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 table:style-name="ce4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7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</table:table>
      <table:table table:name="Check_List" table:style-name="ta1" table:print="false">
        <table:table-column table:style-name="co8" table:default-cell-style-name="ce53"/>
        <table:table-column table:style-name="co9" table:default-cell-style-name="ce57"/>
        <table:table-column table:style-name="co10" table:default-cell-style-name="ce63"/>
        <table:table-column table:style-name="co10" table:default-cell-style-name="ce64"/>
        <table:table-row table:style-name="ro11">
          <table:table-cell table:style-name="ce50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55"/>
        </table:table-row>
        <table:table-row table:style-name="ro12">
          <table:table-cell table:style-name="ce51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Affect</text:p>
          </table:table-cell>
        </table:table-row>
        <table:table-row table:style-name="ro12">
          <table:table-cell table:style-name="ce52" office:value-type="string" table:number-columns-spanned="4" table:number-rows-spanned="1">
            <text:p>Main Actions in Answer porlet</text:p>
          </table:table-cell>
          <table:covered-table-cell table:style-name="ce56"/>
          <table:covered-table-cell table:number-columns-repeated="2" table:style-name="ce62"/>
        </table:table-row>
        <table:table-row table:style-name="ro1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1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16">
          <table:table-cell table:style-name="ce52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3</text:p>
          </table:table-cell>
          <table:table-cell table:style-name="ce58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4</text:p>
          </table:table-cell>
          <table:table-cell table:style-name="ce58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1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17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15">
          <table:table-cell office:value-type="string">
            <text:p>SNF_KS_WIK_PAG_01</text:p>
          </table:table-cell>
          <table:table-cell table:style-name="ce59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2</text:p>
          </table:table-cell>
          <table:table-cell table:style-name="ce59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3</text:p>
          </table:table-cell>
          <table:table-cell table:style-name="ce60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4</text:p>
          </table:table-cell>
          <table:table-cell table:style-name="ce60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5</text:p>
          </table:table-cell>
          <table:table-cell table:style-name="ce60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6</text:p>
          </table:table-cell>
          <table:table-cell table:style-name="ce60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7</text:p>
          </table:table-cell>
          <table:table-cell table:style-name="ce60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8</text:p>
          </table:table-cell>
          <table:table-cell table:style-name="ce60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SEA_01</text:p>
          </table:table-cell>
          <table:table-cell table:style-name="ce60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SEA_02</text:p>
          </table:table-cell>
          <table:table-cell table:style-name="ce60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11" table:default-cell-style-name="ce70"/>
        <table:table-column table:style-name="co12" table:default-cell-style-name="ce70"/>
        <table:table-column table:style-name="co13" table:default-cell-style-name="ce70"/>
        <table:table-column table:style-name="co14" table:default-cell-style-name="ce87"/>
        <table:table-column table:style-name="co15" table:default-cell-style-name="ce87"/>
        <table:table-column table:style-name="co16" table:default-cell-style-name="ce87"/>
        <table:table-column table:style-name="co17" table:default-cell-style-name="ce87"/>
        <table:table-column table:style-name="co18" table:default-cell-style-name="ce87"/>
        <table:table-column table:style-name="co19" table:default-cell-style-name="ce87"/>
        <table:table-column table:style-name="co20" table:default-cell-style-name="ce87"/>
        <table:table-column table:style-name="co10" table:default-cell-style-name="ce87"/>
        <table:table-row table:style-name="ro19">
          <table:table-cell table:style-name="ce65"/>
          <table:table-cell table:style-name="ce71" office:value-type="string">
            <text:p>TEST CASES</text:p>
          </table:table-cell>
          <table:table-cell table:style-name="ce76"/>
          <table:table-cell table:style-name="ce72" table:number-columns-repeated="2"/>
          <table:table-cell table:style-name="ce82" table:number-columns-repeated="2"/>
          <table:table-cell table:style-name="ce72" table:number-columns-repeated="2"/>
          <table:table-cell table:style-name="ce98"/>
          <table:table-cell table:style-name="ce99" office:value-type="string">
            <text:p>Passed</text:p>
          </table:table-cell>
          <table:table-cell table:style-name="ce99" table:formula="oooc:=COUNTIF([.L$7:.L$999];[.$K1])" office:value-type="float" office:value="0">
            <text:p>0</text:p>
          </table:table-cell>
          <table:table-cell table:style-name="ce99" table:formula="oooc:=COUNTIF([.M$7:.M$999];[.$K1])" office:value-type="float" office:value="0">
            <text:p>0</text:p>
          </table:table-cell>
          <table:table-cell table:style-name="ce99" table:formula="oooc:=COUNTIF([.N$7:.N$999];[.$K1])" office:value-type="float" office:value="0">
            <text:p>0</text:p>
          </table:table-cell>
          <table:table-cell table:style-name="ce99" table:formula="oooc:=COUNTIF([.O$7:.O$999];[.$K1])" office:value-type="float" office:value="0">
            <text:p>0</text:p>
          </table:table-cell>
          <table:table-cell table:style-name="ce98" table:number-columns-repeated="5"/>
          <table:table-cell table:style-name="ce103" table:number-columns-repeated="206"/>
          <table:table-cell table:number-columns-repeated="30"/>
        </table:table-row>
        <table:table-row table:style-name="ro19">
          <table:table-cell table:style-name="ce65"/>
          <table:table-cell table:style-name="ce72"/>
          <table:table-cell table:style-name="ce77"/>
          <table:table-cell table:style-name="ce72" table:number-columns-repeated="2"/>
          <table:table-cell table:style-name="ce82" table:number-columns-repeated="2"/>
          <table:table-cell table:style-name="ce72" table:number-columns-repeated="2"/>
          <table:table-cell table:style-name="ce99"/>
          <table:table-cell table:style-name="ce99" office:value-type="string">
            <text:p>Failed</text:p>
          </table:table-cell>
          <table:table-cell table:style-name="ce99" table:formula="oooc:=COUNTIF([.L$7:.L$999];[.$K2])" office:value-type="float" office:value="0">
            <text:p>0</text:p>
          </table:table-cell>
          <table:table-cell table:style-name="ce99" table:formula="oooc:=COUNTIF([.M$7:.M$999];[.$K2])" office:value-type="float" office:value="0">
            <text:p>0</text:p>
          </table:table-cell>
          <table:table-cell table:style-name="ce99" table:formula="oooc:=COUNTIF([.N$7:.N$999];[.$K2])" office:value-type="float" office:value="0">
            <text:p>0</text:p>
          </table:table-cell>
          <table:table-cell table:style-name="ce99" table:formula="oooc:=COUNTIF([.O$7:.O$999];[.$K2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13">
          <table:table-cell table:style-name="ce65"/>
          <table:table-cell table:style-name="ce73" office:value-type="string">
            <text:p>Function List<text:span text:style-name="T3">:</text:span></text:p>
          </table:table-cell>
          <table:table-cell table:style-name="ce65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82"/>
          <table:table-cell table:style-name="ce82" table:number-columns-repeated="2"/>
          <table:table-cell table:style-name="ce94"/>
          <table:table-cell table:style-name="ce82"/>
          <table:table-cell table:style-name="ce99"/>
          <table:table-cell table:style-name="ce99" office:value-type="string">
            <text:p>Blocked</text:p>
          </table:table-cell>
          <table:table-cell table:style-name="ce99" table:formula="oooc:=COUNTIF([.L$7:.L$999];[.$K3])" office:value-type="float" office:value="0">
            <text:p>0</text:p>
          </table:table-cell>
          <table:table-cell table:style-name="ce99" table:formula="oooc:=COUNTIF([.M$7:.M$999];[.$K3])" office:value-type="float" office:value="0">
            <text:p>0</text:p>
          </table:table-cell>
          <table:table-cell table:style-name="ce99" table:formula="oooc:=COUNTIF([.N$7:.N$999];[.$K3])" office:value-type="float" office:value="0">
            <text:p>0</text:p>
          </table:table-cell>
          <table:table-cell table:style-name="ce99" table:formula="oooc:=COUNTIF([.O$7:.O$999];[.$K3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20">
          <table:table-cell table:style-name="ce65"/>
          <table:table-cell table:style-name="ce73" office:value-type="string">
            <text:p>Total main cases:</text:p>
          </table:table-cell>
          <table:table-cell table:style-name="ce78" table:formula="oooc:=MAX([.A7:.A1094])" office:value-type="float" office:value="48" table:number-columns-spanned="3" table:number-rows-spanned="1">
            <text:p>48</text:p>
          </table:table-cell>
          <table:covered-table-cell table:number-columns-repeated="2" table:style-name="ce83"/>
          <table:table-cell table:style-name="ce82" table:number-columns-repeated="2"/>
          <table:table-cell table:style-name="ce94"/>
          <table:table-cell table:style-name="ce82"/>
          <table:table-cell table:style-name="ce99"/>
          <table:table-cell table:style-name="ce100" office:value-type="string">
            <text:p>Untested</text:p>
          </table:table-cell>
          <table:table-cell table:style-name="ce99" table:formula="oooc:=COUNTIF([.L$7:.L$999];[.$K4])" office:value-type="float" office:value="0">
            <text:p>0</text:p>
          </table:table-cell>
          <table:table-cell table:style-name="ce99" table:formula="oooc:=COUNTIF([.M$7:.M$999];[.$K4])" office:value-type="float" office:value="0">
            <text:p>0</text:p>
          </table:table-cell>
          <table:table-cell table:style-name="ce99" table:formula="oooc:=COUNTIF([.N$7:.N$999];[.$K4])" office:value-type="float" office:value="0">
            <text:p>0</text:p>
          </table:table-cell>
          <table:table-cell table:style-name="ce99" table:formula="oooc:=COUNTIF([.O$7:.O$999];[.$K4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19">
          <table:table-cell table:style-name="ce65"/>
          <table:table-cell table:style-name="ce74"/>
          <table:table-cell table:style-name="ce79"/>
          <table:table-cell table:style-name="ce84" table:number-columns-repeated="6"/>
          <table:table-cell table:style-name="ce100"/>
          <table:table-cell table:style-name="ce82" office:value-type="string">
            <text:p>N/A</text:p>
          </table:table-cell>
          <table:table-cell table:style-name="ce99" table:formula="oooc:=COUNTIF([.L$7:.L$999];[.$K5])" office:value-type="float" office:value="0">
            <text:p>0</text:p>
          </table:table-cell>
          <table:table-cell table:style-name="ce99" table:formula="oooc:=COUNTIF([.M$7:.M$999];[.$K5])" office:value-type="float" office:value="0">
            <text:p>0</text:p>
          </table:table-cell>
          <table:table-cell table:style-name="ce99" table:formula="oooc:=COUNTIF([.N$7:.N$999];[.$K5])" office:value-type="float" office:value="0">
            <text:p>0</text:p>
          </table:table-cell>
          <table:table-cell table:style-name="ce99" table:formula="oooc:=COUNTIF([.O$7:.O$999];[.$K5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84" table:number-columns-repeated="2"/>
          <table:table-cell table:style-name="ce104" table:number-columns-repeated="206"/>
          <table:table-cell table:number-columns-repeated="30"/>
        </table:table-row>
        <table:table-row table:style-name="ro12">
          <table:table-cell table:style-name="ce66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80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80" office:value-type="string">
            <text:p>Case Name</text:p>
          </table:table-cell>
          <table:table-cell table:style-name="ce80" office:value-type="string">
            <text:p>Description</text:p>
          </table:table-cell>
          <table:table-cell table:style-name="ce80" office:value-type="string">
            <text:p>Step</text:p>
          </table:table-cell>
          <table:table-cell table:style-name="ce80" office:value-type="string">
            <text:p>Expected Result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Affect</text:p>
          </table:table-cell>
          <table:table-cell table:style-name="ce101" office:value-type="string">
            <text:p>Tester</text:p>
          </table:table-cell>
          <table:table-cell table:style-name="ce101">
            <text:p>Tester</text:p>
          </table:table-cell>
          <table:table-cell table:style-name="ce102">
            <text:p>IE7</text:p>
          </table:table-cell>
          <table:table-cell table:style-name="ce102">
            <text:p>FireFox3.5</text:p>
          </table:table-cell>
          <table:table-cell table:style-name="ce102">
            <text:p>Comment/Bug</text:p>
          </table:table-cell>
          <table:table-cell table:style-name="ce101" office:value-type="string">
            <text:p>JIRA issue</text:p>
          </table:table-cell>
          <table:table-cell table:style-name="ce101" office:value-type="string">
            <text:p>Comment</text:p>
          </table:table-cell>
          <table:table-cell table:style-name="ce102" table:number-columns-repeated="3"/>
          <table:table-cell table:style-name="ce70" table:number-columns-repeated="236"/>
        </table:table-row>
        <table:table-row table:style-name="ro21">
          <table:table-cell table:style-name="ce67" office:value-type="float" office:value="1">
            <text:p>1.00</text:p>
          </table:table-cell>
          <table:table-cell table:style-name="ce53" office:value-type="string">
            <text:p>SNF_KS_ANS_CAT_01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Basic_Actions</text:p>
          </table:table-cell>
          <table:table-cell table:style-name="ce57" office:value-type="string">
            <text:p>Manage Category(Add/Edit/Delete/Move)</text:p>
          </table:table-cell>
          <table:table-cell table:style-name="ce86" table:content-validation-name="val1" office:value-type="string">
            <text:p>Step 1: Add/Edit/Move/Delete category</text:p>
          </table:table-cell>
          <table:table-cell table:style-name="ce86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select Delete</text:span></text:p>
            <text:p><text:span text:style-name="T4">Move</text:span><text:span text:style-name="T5"> </text:span></text:p>
            <text:p><text:span text:style-name="T7">- Right click on 1 category and select Move</text:span></text:p>
            <text:p><text:span text:style-name="T7">- Choose destination category</text:span></text:p>
          </table:table-cell>
          <table:table-cell table:style-name="ce86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53" office:value-type="string">
            <text:p>SNF_KS_ANS_CAT_02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Drag_Drop</text:p>
          </table:table-cell>
          <table:table-cell table:style-name="ce57" office:value-type="string">
            <text:p>Drag and Drop category</text:p>
          </table:table-cell>
          <table:table-cell table:style-name="ce86" table:content-validation-name="val1" office:value-type="string">
            <text:p>Step 1: Create categories after drag and drop them</text:p>
          </table:table-cell>
          <table:table-cell table:style-name="ce86" office:value-type="string">
            <text:p>- Create some categories </text:p>
            <text:p>- Drag and drop a category into another category</text:p>
          </table:table-cell>
          <table:table-cell table:style-name="ce86" office:value-type="string">
            <text:p>Category is dragged and dropped successfully to selected categor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3">
          <table:table-cell table:style-name="ce68"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53" office:value-type="string">
            <text:p>SNF_KS_ANS_CAT_03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Export Import</text:p>
          </table:table-cell>
          <table:table-cell table:style-name="ce57" office:value-type="string">
            <text:p>Export/Import category</text:p>
          </table:table-cell>
          <table:table-cell table:style-name="ce86" table:content-validation-name="val1" office:value-type="string">
            <text:p>Step 1: Create categories after export and import them</text:p>
          </table:table-cell>
          <table:table-cell table:style-name="ce86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select Import</text:span></text:p>
            <text:p><text:span text:style-name="T8">- Choose the file</text:span></text:p>
          </table:table-cell>
          <table:table-cell table:style-name="ce86" office:value-type="string">
            <text:p>Category and its questions are exported/imported successfull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4">
          <table:table-cell table:style-name="ce68"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53" office:value-type="string">
            <text:p>SNF_KS_ANS_CAT_04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Watch_Unwatch</text:p>
          </table:table-cell>
          <table:table-cell table:style-name="ce57" office:value-type="string">
            <text:p>Watch/Unwatch category</text:p>
          </table:table-cell>
          <table:table-cell table:style-name="ce86" table:content-validation-name="val1" office:value-type="string">
            <text:p>Step 1: Create category after watch and unwatch them</text:p>
          </table:table-cell>
          <table:table-cell table:style-name="ce86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86" office:value-type="string">
            <text:p>Category is watched/unwatched successfull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5">
          <table:table-cell table:style-name="ce68"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53" office:value-type="string">
            <text:p>SNF_KS_ANS_QUE_01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Question\Basic_Actions</text:p>
          </table:table-cell>
          <table:table-cell table:style-name="ce57" office:value-type="string">
            <text:p>Basic action on question(Add/Edit/Delete/Move)</text:p>
          </table:table-cell>
          <table:table-cell table:style-name="ce86" table:content-validation-name="val1" office:value-type="string">
            <text:p>Step 1: Add/Edit/Move/Delete <text:s/>Question</text:p>
          </table:table-cell>
          <table:table-cell table:style-name="ce86"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select Delete</text:span></text:p>
            <text:p><text:span text:style-name="T4">Move Question</text:span></text:p>
            <text:p><text:span text:style-name="T9">- Right click on question and select Move to </text:span></text:p>
            <text:p><text:span text:style-name="T9">- Select destination category </text:span></text:p>
          </table:table-cell>
          <table:table-cell table:style-name="ce86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53" office:value-type="string">
            <text:p>SNF_KS_ANS_QUE_02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Question\Vote</text:p>
          </table:table-cell>
          <table:table-cell table:style-name="ce57" office:value-type="string">
            <text:p>Vote question</text:p>
          </table:table-cell>
          <table:table-cell table:style-name="ce86" table:content-validation-name="val1" office:value-type="string">
            <text:p>Step 1: Vote Question</text:p>
          </table:table-cell>
          <table:table-cell table:style-name="ce86" office:value-type="string">
            <text:p>- Open a question</text:p>
            <text:p>- Vote Question by select number of star</text:p>
          </table:table-cell>
          <table:table-cell table:style-name="ce86" office:value-type="string">
            <text:p>- Question is voted successful.</text:p>
            <text:p>The number of stars are selected set yellow.</text:p>
            <text:p/>
          </table:table-cell>
          <table:table-cell table:style-name="ce96" office:value-type="string">
            <text:p>Low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53" office:value-type="string">
            <text:p>SNF_KS_ANS_QUE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Question\Send</text:p>
          </table:table-cell>
          <table:table-cell table:style-name="ce57" office:value-type="string">
            <text:p>Send to friend</text:p>
          </table:table-cell>
          <table:table-cell table:style-name="ce86" table:content-validation-name="val1" office:value-type="string">
            <text:p>Step 1: Send Question</text:p>
          </table:table-cell>
          <table:table-cell table:style-name="ce86" office:value-type="string">
            <text:p>- Right click on question and send question</text:p>
            <text:p>- Check mail Inbox to see question content, question link</text:p>
          </table:table-cell>
          <table:table-cell table:style-name="ce86" office:value-type="string">
            <text:p>- Mail is sent successful to email address</text:p>
            <text:p>- Content of mail includes Question content &amp; Question link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7">
          <table:table-cell table:style-name="ce68"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53" office:value-type="string">
            <text:p>SNF_KS_ANS_QUE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Question\Manage_Question</text:p>
          </table:table-cell>
          <table:table-cell table:style-name="ce57" office:value-type="string">
            <text:p>Manage Question</text:p>
          </table:table-cell>
          <table:table-cell table:style-name="ce89" table:content-validation-name="val1" office:value-type="string">
            <text:p>Step 1: Manage <text:s/>Question</text:p>
          </table:table-cell>
          <table:table-cell table:style-name="ce86"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question</text:span></text:p>
            <text:p><text:span text:style-name="T8">- Click Activate icon on inactivate 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delete</text:span></text:p>
          </table:table-cell>
          <table:table-cell table:style-name="ce86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8">
          <table:table-cell table:style-name="ce68"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53" office:value-type="string">
            <text:p>SNF_KS_ANS_ANS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Basic_Actions</text:p>
          </table:table-cell>
          <table:table-cell table:style-name="ce57" office:value-type="string">
            <text:p>Basic action on answer (Add/Edit/Delete)</text:p>
          </table:table-cell>
          <table:table-cell table:style-name="ce86" table:content-validation-name="val1" office:value-type="string">
            <text:p>Step 1: Add/Edit/Delete Answer</text:p>
          </table:table-cell>
          <table:table-cell table:style-name="ce86"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question</text:span></text:p>
            <text:p/>
            <text:p/>
          </table:table-cell>
          <table:table-cell table:style-name="ce86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53" office:value-type="string">
            <text:p>SNF_KS_ANS_ANS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Rate_And_Sort</text:p>
          </table:table-cell>
          <table:table-cell table:style-name="ce57" office:value-type="string">
            <text:p>Rate/Sort answers</text:p>
          </table:table-cell>
          <table:table-cell table:style-name="ce86" table:content-validation-name="val1" office:value-type="string">
            <text:p>Step 1: Rate and Sort Answer</text:p>
          </table:table-cell>
          <table:table-cell table:style-name="ce86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86" office:value-type="string">
            <text:p>- Answer is rated with index </text:p>
            <text:p>- Answer is sorted by ascending/descending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53" office:value-type="string">
            <text:p>SNF_KS_ANS_ANS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Active_And_Approve</text:p>
          </table:table-cell>
          <table:table-cell table:style-name="ce57" office:value-type="string">
            <text:p>Activate/Approve answer</text:p>
          </table:table-cell>
          <table:table-cell table:style-name="ce89" table:content-validation-name="val1" office:value-type="string">
            <text:p>Step 1: Active and Approve Answer</text:p>
          </table:table-cell>
          <table:table-cell table:style-name="ce86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86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1">
          <table:table-cell table:style-name="ce68"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53" office:value-type="string">
            <text:p>SNF_KS_ANS_ANS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Manage_Comment</text:p>
          </table:table-cell>
          <table:table-cell table:style-name="ce57" office:value-type="string">
            <text:p>Manage Comment in Question (Add/Edit/Delete/Promote)</text:p>
          </table:table-cell>
          <table:table-cell table:style-name="ce86" table:content-validation-name="val1" office:value-type="string">
            <text:p>Step 1: Add/Edit/Delete/ Promote comment</text:p>
          </table:table-cell>
          <table:table-cell table:style-name="ce86"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table:style-name="ce86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53" office:value-type="string">
            <text:p>SNF_KS_ANS_SEA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Search\Quick_Search</text:p>
          </table:table-cell>
          <table:table-cell table:style-name="ce57" office:value-type="string">
            <text:p>Quick search</text:p>
          </table:table-cell>
          <table:table-cell table:style-name="ce86" table:content-validation-name="val1" office:value-type="string">
            <text:p>Step 1: Quick Search</text:p>
          </table:table-cell>
          <table:table-cell table:style-name="ce86" office:value-type="string">
            <text:p>- Enter a search keyword</text:p>
            <text:p>- Check quick search icon</text:p>
            <text:p/>
          </table:table-cell>
          <table:table-cell table:style-name="ce86" office:value-type="string">
            <text:p>Return search result with items matched key word search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53" office:value-type="string">
            <text:p>SNF_KS_ANS_SEA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Search_Advanced_Search</text:p>
          </table:table-cell>
          <table:table-cell table:style-name="ce57" office:value-type="string">
            <text:p>Advanced search</text:p>
          </table:table-cell>
          <table:table-cell table:style-name="ce86" table:content-validation-name="val1" office:value-type="string">
            <text:p>Step 1: Advanced Search</text:p>
          </table:table-cell>
          <table:table-cell table:style-name="ce86" office:value-type="string">
            <text:p>- Open Advanced Search form</text:p>
            <text:p>- Check advanced search in case search in entry, category and both.</text:p>
          </table:table-cell>
          <table:table-cell table:style-name="ce86" office:value-type="string">
            <text:p>Return search result with items matched key word and conditions search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4">
          <table:table-cell table:style-name="ce68"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53" office:value-type="string">
            <text:p>SNF_KS_ANS_SE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Setting Porlet</text:p>
          </table:table-cell>
          <table:table-cell table:style-name="ce57" office:value-type="string">
            <text:p>Setting Answer porlet</text:p>
          </table:table-cell>
          <table:table-cell table:style-name="ce86" table:content-validation-name="val1" office:value-type="string">
            <text:p>Step 1: Setting porlet from edit mode</text:p>
          </table:table-cell>
          <table:table-cell table:style-name="ce86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86" office:value-type="string">
            <text:p>Setting porlet is successful with properties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5">
          <table:table-cell table:style-name="ce68"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53" office:value-type="string">
            <text:p>SNF_KS_FOR_CA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Category\Basic_Actions </text:p>
          </table:table-cell>
          <table:table-cell table:style-name="ce57" office:value-type="string">
            <text:p>Basic action on Category(Add/Edit/Delete)</text:p>
          </table:table-cell>
          <table:table-cell table:style-name="ce86" table:content-validation-name="val1" office:value-type="string">
            <text:p>Step 1: Add/Edit/Delete category</text:p>
          </table:table-cell>
          <table:table-cell table:style-name="ce86"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Delete</text:span></text:p>
            <text:p><text:span text:style-name="T8">- Click OK on confirm message</text:span></text:p>
          </table:table-cell>
          <table:table-cell table:style-name="ce86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7">
          <table:table-cell table:style-name="ce68"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53" office:value-type="string">
            <text:p>SNF_KS_FOR_CAT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Category\Import_Export</text:p>
          </table:table-cell>
          <table:table-cell table:style-name="ce57" office:value-type="string">
            <text:p>Import/Export category &amp; forum</text:p>
          </table:table-cell>
          <table:table-cell table:style-name="ce86" table:content-validation-name="val1" office:value-type="string">
            <text:p>Step 1: Create categories/forums after drag and drop them</text:p>
          </table:table-cell>
          <table:table-cell table:style-name="ce86"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→Import Forum</text:span></text:p>
            <text:p><text:span text:style-name="T11">- Browse a file</text:span></text:p>
            <text:p><text:span text:style-name="T11">- Click Save</text:span></text:p>
          </table:table-cell>
          <table:table-cell table:style-name="ce86" office:value-type="string">
            <text:p>Category/Forum is import/export successful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0">
          <table:table-cell table:style-name="ce68"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53" office:value-type="string">
            <text:p>SNF_KS_FOR_FOR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Forum\Basic_Actions</text:p>
          </table:table-cell>
          <table:table-cell table:style-name="ce57" office:value-type="string">
            <text:p>Basic action on Forum(Add/Edit/Delete/Move)</text:p>
          </table:table-cell>
          <table:table-cell table:style-name="ce86" table:content-validation-name="val1" office:value-type="string">
            <text:p>Step 1: Add/Edit/Move/Delete <text:s/>Forum</text:p>
          </table:table-cell>
          <table:table-cell table:style-name="ce9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86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8">
          <table:table-cell table:style-name="ce68"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53" office:value-type="string">
            <text:p>SNF_KS_FOR_FOR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Forum\More_Actions</text:p>
          </table:table-cell>
          <table:table-cell table:style-name="ce57" office:value-type="string">
            <text:p>More action on Forum(Lock/Unlock/Open/Close)</text:p>
          </table:table-cell>
          <table:table-cell table:style-name="ce86" table:content-validation-name="val1" office:value-type="string">
            <text:p>Step 1: Lock/Unlock/Open/ Close Forum</text:p>
          </table:table-cell>
          <table:table-cell table:style-name="ce86"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table:style-name="ce86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31">
          <table:table-cell table:style-name="ce68"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53" office:value-type="string">
            <text:p>SNF_KS_FOR_TOP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Basic_Actions</text:p>
          </table:table-cell>
          <table:table-cell table:style-name="ce57" office:value-type="string">
            <text:p>Basic action on Topic (Add/Edit/Delete/Move)</text:p>
          </table:table-cell>
          <table:table-cell table:style-name="ce86" table:content-validation-name="val1" office:value-type="string">
            <text:p>Step 1: Add/Edit/Move/Delete <text:s/>Topic</text:p>
          </table:table-cell>
          <table:table-cell table:style-name="ce86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table:style-name="ce86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9">
          <table:table-cell table:style-name="ce68"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53" office:value-type="string">
            <text:p>SNF_KS_FOR_TOP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More_Actions</text:p>
          </table:table-cell>
          <table:table-cell table:style-name="ce57" office:value-type="string">
            <text:p>More action on Topic</text:p>
          </table:table-cell>
          <table:table-cell table:style-name="ce86" table:content-validation-name="val1" office:value-type="string">
            <text:p>Step 1: Lock/Unlock/Open/ Close</text:p>
          </table:table-cell>
          <table:table-cell table:style-name="ce86"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Close/Open</text:span></text:p>
            <text:p><text:span text:style-name="T12"/></text:p>
          </table:table-cell>
          <table:table-cell table:style-name="ce86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9">
          <table:table-cell table:style-name="ce68"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53" office:value-type="string">
            <text:p>SNF_KS_FOR_TOP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Tag</text:p>
          </table:table-cell>
          <table:table-cell table:style-name="ce58" office:value-type="string">
            <text:p>Tag for topic</text:p>
          </table:table-cell>
          <table:table-cell table:style-name="ce89" table:content-validation-name="val1" office:value-type="string">
            <text:p>Step 1: Manage tag on Topic</text:p>
          </table:table-cell>
          <table:table-cell table:style-name="ce9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9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53" office:value-type="string">
            <text:p>SNF_KS_FOR_TOP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Rate</text:p>
          </table:table-cell>
          <table:table-cell table:style-name="ce58" office:value-type="string">
            <text:p>Rate topic</text:p>
          </table:table-cell>
          <table:table-cell table:style-name="ce86" table:content-validation-name="val1" office:value-type="string">
            <text:p>Step 1: Rate Topic</text:p>
          </table:table-cell>
          <table:table-cell table:style-name="ce91" office:value-type="string">
            <text:p>- Open 1 topic</text:p>
            <text:p>- Click on Rate </text:p>
            <text:p>- Move mouse over stars</text:p>
          </table:table-cell>
          <table:table-cell table:style-name="ce91" office:value-type="string">
            <text:p>Topic is rated successfully. The number of stars are selected set yellow.</text:p>
            <text:p><text:span text:style-name="T8"/></text:p>
          </table:table-cell>
          <table:table-cell table:style-name="ce96" office:value-type="string">
            <text:p>Low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32">
          <table:table-cell table:style-name="ce68"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53" office:value-type="string">
            <text:p>SNF_KS_FOR_TOP_05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Manage_Poll</text:p>
          </table:table-cell>
          <table:table-cell table:style-name="ce57" office:value-type="string">
            <text:p>Manage Poll in topic</text:p>
          </table:table-cell>
          <table:table-cell table:style-name="ce89" table:content-validation-name="val1" office:value-type="string">
            <text:p>Step 1: Add/Edit/Remove/ Close/Reopen poll</text:p>
          </table:table-cell>
          <table:table-cell table:style-name="ce86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86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8">
          <table:table-cell table:style-name="ce68"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53" office:value-type="string">
            <text:p>SNF_KS_FOR_POS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Post\Basic_Actions</text:p>
          </table:table-cell>
          <table:table-cell table:style-name="ce57" office:value-type="string">
            <text:p>Basic action on Post </text:p>
          </table:table-cell>
          <table:table-cell table:style-name="ce86" table:content-validation-name="val1" office:value-type="string">
            <text:p>Step 1: Add/Edit/Delete post</text:p>
          </table:table-cell>
          <table:table-cell table:style-name="ce86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table:style-name="ce86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53" office:value-type="string">
            <text:p>SNF_KS_FOR_SEA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Search\Quick_Search</text:p>
          </table:table-cell>
          <table:table-cell table:style-name="ce57" office:value-type="string">
            <text:p>Quick search</text:p>
          </table:table-cell>
          <table:table-cell table:style-name="ce86" table:content-validation-name="val1" office:value-type="string">
            <text:p>Step 1: Quick Search</text:p>
          </table:table-cell>
          <table:table-cell table:style-name="ce86" office:value-type="string">
            <text:p>- Put keyword in Search field</text:p>
            <text:p>- Press Enter or click on Search icon</text:p>
          </table:table-cell>
          <table:table-cell table:style-name="ce86" office:value-type="string">
            <text:p>Return search result with category/forum/topic/post matched key word search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4">
          <table:table-cell table:style-name="ce68"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53" office:value-type="string">
            <text:p>SNF_KS_FOR_SEA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Search\Advanced_Search</text:p>
          </table:table-cell>
          <table:table-cell table:style-name="ce57" office:value-type="string">
            <text:p>Advanced search</text:p>
          </table:table-cell>
          <table:table-cell table:style-name="ce86" table:content-validation-name="val1" office:value-type="string">
            <text:p>Step 1: Advanced Search</text:p>
          </table:table-cell>
          <table:table-cell table:style-name="ce86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86" office:value-type="string">
            <text:p>Return search result with category/forum/topic/post matched key word and conditions search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9">
          <table:table-cell table:style-name="ce68"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53" office:value-type="string">
            <text:p>SNF_KS_FOR_PRI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Private_Message</text:p>
          </table:table-cell>
          <table:table-cell table:style-name="ce57" office:value-type="string">
            <text:p>Private message</text:p>
          </table:table-cell>
          <table:table-cell table:style-name="ce86" table:content-validation-name="val1" office:value-type="string">
            <text:p>Step 1: Compose/ Reply/Forward message</text:p>
          </table:table-cell>
          <table:table-cell table:style-name="ce86" office:value-type="string">
            <text:p>-Compose/reply/forward message</text:p>
            <text:p>- Check inbox, sent box</text:p>
            <text:p>- Delete message</text:p>
          </table:table-cell>
          <table:table-cell table:style-name="ce86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53" office:value-type="string">
            <text:p>SNF_KS_FOR_BOO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Bookmark</text:p>
          </table:table-cell>
          <table:table-cell table:style-name="ce57" office:value-type="string">
            <text:p>Bookmark </text:p>
          </table:table-cell>
          <table:table-cell table:style-name="ce86" table:content-validation-name="val1" office:value-type="string">
            <text:p>Step 1: Bookmark Category/Forum/ Topic</text:p>
          </table:table-cell>
          <table:table-cell table:style-name="ce86" office:value-type="string">
            <text:p>- Bookmark Category/Forum/Topic</text:p>
          </table:table-cell>
          <table:table-cell table:style-name="ce86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17">
          <table:table-cell table:style-name="ce68"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53" office:value-type="string">
            <text:p>SNF_KS_FOR_WA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Watch_Unwatch</text:p>
          </table:table-cell>
          <table:table-cell table:style-name="ce57" office:value-type="string">
            <text:p>Watch&amp;Unwatch category/forum/topic</text:p>
          </table:table-cell>
          <table:table-cell table:style-name="ce86" table:content-validation-name="val1" office:value-type="string">
            <text:p>Step 1: Watch and Unwatch</text:p>
          </table:table-cell>
          <table:table-cell table:style-name="ce86" office:value-type="string">
            <text:p>Watch&amp;Unwatch specify category/forum/topic</text:p>
          </table:table-cell>
          <table:table-cell table:style-name="ce86" office:value-type="string">
            <text:p>Category/forum/topic is watch &amp; unwatch successfull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32">
          <table:table-cell table:style-name="ce68"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53" office:value-type="string">
            <text:p>SNF_KS_FOR_USE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User_Setting</text:p>
          </table:table-cell>
          <table:table-cell table:style-name="ce57" office:value-type="string">
            <text:p>User Setting</text:p>
          </table:table-cell>
          <table:table-cell table:style-name="ce86" table:content-validation-name="val1" office:value-type="string">
            <text:p>Step 1: User Setting</text:p>
          </table:table-cell>
          <table:table-cell table:style-name="ce86"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table:style-name="ce86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33">
          <table:table-cell table:style-name="ce68"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53" office:value-type="string">
            <text:p>SNF_KS_FOR_MAN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User_Management</text:p>
          </table:table-cell>
          <table:table-cell table:style-name="ce57" office:value-type="string">
            <text:p>User management</text:p>
          </table:table-cell>
          <table:table-cell table:style-name="ce89" table:content-validation-name="val1" office:value-type="string">
            <text:p>Step 1: Mange users</text:p>
          </table:table-cell>
          <table:table-cell table:style-name="ce86"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table:style-name="ce86" office:value-type="string">
            <text:p>User information is updated successfull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17">
          <table:table-cell table:style-name="ce68"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53" office:value-type="string">
            <text:p>SNF_KS_FOR_BBC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Administration\Manage_BB_Code</text:p>
          </table:table-cell>
          <table:table-cell table:style-name="ce57" office:value-type="string">
            <text:p>Manage BB code</text:p>
          </table:table-cell>
          <table:table-cell table:style-name="ce86" table:content-validation-name="val1" office:value-type="string">
            <text:p>Step 1: Add/Edit/Delete BBC</text:p>
          </table:table-cell>
          <table:table-cell table:style-name="ce86" office:value-type="string">
            <text:p>- click on Administration menu and select “BB Code”</text:p>
            <text:p>- Add/edit/Delete BB code</text:p>
          </table:table-cell>
          <table:table-cell table:style-name="ce86" office:value-type="string">
            <text:p>BB code is added/edited/ deleted successful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53" office:value-type="string">
            <text:p>SNF_KS_FOR_BAN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Administration\Ban_IP</text:p>
          </table:table-cell>
          <table:table-cell table:style-name="ce57" office:value-type="string">
            <text:p>Ban IP</text:p>
          </table:table-cell>
          <table:table-cell table:style-name="ce86" table:content-validation-name="val1" office:value-type="string">
            <text:p>Step 1: Add Ban IP</text:p>
          </table:table-cell>
          <table:table-cell table:style-name="ce86" office:value-type="string">
            <text:p>- click on Administration menu and select “Ban IP”</text:p>
            <text:p>- Add IP into list and click on “Add” </text:p>
          </table:table-cell>
          <table:table-cell table:style-name="ce86" office:value-type="string">
            <text:p>Ban IP is added successfully to list</text:p>
            <text:p>Ban IP user can not add post/create topic</text:p>
            <text:p/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53" office:value-type="string">
            <text:p>SNF_KS_FOR_SE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Setting_Porlet</text:p>
          </table:table-cell>
          <table:table-cell table:style-name="ce57" office:value-type="string">
            <text:p>Setting Forum porlet</text:p>
          </table:table-cell>
          <table:table-cell table:style-name="ce89" table:content-validation-name="val1" office:value-type="string">
            <text:p>Step 1: Setting Forum porlet from edit mode</text:p>
          </table:table-cell>
          <table:table-cell table:style-name="ce86" office:value-type="string">
            <text:p>- Show/hide category</text:p>
            <text:p>- enable/disable panel</text:p>
            <text:p>- Use/not use ajax</text:p>
          </table:table-cell>
          <table:table-cell table:style-name="ce86" office:value-type="string">
            <text:p>Setting porlet is successful with properties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53" office:value-type="string">
            <text:p>SNF_KS_FAQ_BRS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AQ\Browse_Category</text:p>
          </table:table-cell>
          <table:table-cell table:style-name="ce57" office:value-type="string">
            <text:p>Browse Category/Sub-category</text:p>
          </table:table-cell>
          <table:table-cell table:style-name="ce86" table:content-validation-name="val1" office:value-type="string">
            <text:p>Step 1: Browse Category and sub category</text:p>
          </table:table-cell>
          <table:table-cell table:style-name="ce86" office:value-type="string">
            <text:p>Browse Category/Sub-category by click on category name</text:p>
          </table:table-cell>
          <table:table-cell table:style-name="ce86" office:value-type="string">
            <text:p>Category is viewed and Question in this category is displayed in list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17">
          <table:table-cell table:style-name="ce68"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53" office:value-type="string">
            <text:p>SNF_KS_FAQ_VIE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AQ\View_Question</text:p>
          </table:table-cell>
          <table:table-cell table:style-name="ce57" office:value-type="string">
            <text:p>View question detail</text:p>
            <text:p/>
          </table:table-cell>
          <table:table-cell table:style-name="ce86" table:content-validation-name="val1" office:value-type="string">
            <text:p>Step 1: View question <text:s/>on FAQ porlet</text:p>
          </table:table-cell>
          <table:table-cell table:style-name="ce86" office:value-type="string">
            <text:p>View question by click on Question's title</text:p>
          </table:table-cell>
          <table:table-cell table:style-name="ce86" office:value-type="string">
            <text:p>Question and Answers in question are displayed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53" office:value-type="string">
            <text:p>SNF_KS_FAQ_SE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AQ\Setting_Porlet</text:p>
          </table:table-cell>
          <table:table-cell table:style-name="ce57" office:value-type="string">
            <text:p>Setting FAQ porlet</text:p>
          </table:table-cell>
          <table:table-cell table:style-name="ce89" table:content-validation-name="val1" office:value-type="string">
            <text:p>Step 1: Setting FAQ porlet form edit mode</text:p>
          </table:table-cell>
          <table:table-cell table:style-name="ce86" office:value-type="string">
            <text:p>- Show/hide category</text:p>
            <text:p>- Edit template of FAQ porlet</text:p>
            <text:p>- Use/not use ajax</text:p>
          </table:table-cell>
          <table:table-cell table:style-name="ce86" office:value-type="string">
            <text:p>- Edit template is successful</text:p>
            <text:p>- Selected category is shown/hide in pag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3">
          <table:table-cell table:style-name="ce68"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53" office:value-type="string">
            <text:p>SNF_KS_WIK_PAG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Page\Plain Text Editor</text:p>
          </table:table-cell>
          <table:table-cell table:style-name="ce88" office:value-type="string">
            <text:p>Create/Edit/Delete page with Plain Text Editor</text:p>
          </table:table-cell>
          <table:table-cell table:style-name="ce89" table:content-validation-name="val1" office:value-type="string">
            <text:p>Step 1: Create Page with Plained Text Editor</text:p>
          </table:table-cell>
          <table:table-cell table:style-name="ce9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toolbar action</text:span></text:p>
            <text:p><text:span text:style-name="T10">- Input data valid for Title page and Page's content</text:span></text:p>
            <text:p><text:span text:style-name="T10">- Click on </text:span><text:span text:style-name="T13">Save </text:span><text:span text:style-name="T10">icon in toolbar</text:span></text:p>
            <text:p><text:span text:style-name="T4">Edit page</text:span></text:p>
            <text:p><text:span text:style-name="T14">- Open an existing page by clicking 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click on </text:span><text:span text:style-name="T16">Save </text:span><text:span text:style-name="T17">icon in toolbar</text:span></text:p>
            <text:p><text:span text:style-name="T4">Delete page</text:span></text:p>
            <text:p><text:span text:style-name="T18">- Open an existing page by clicking on page name in navigation tree.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message form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message form</text:span></text:p>
          </table:table-cell>
          <table:table-cell table:style-name="ce92" office:value-type="string">
            <text:p>Page is added successful and listed in navigation tre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7">
          <table:table-cell table:style-name="ce68"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53" office:value-type="string">
            <text:p>SNF_KS_WIK_PAG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Page\Rich Text Editor</text:p>
          </table:table-cell>
          <table:table-cell table:style-name="ce88" office:value-type="string">
            <text:p>Create Page with Rich Text Editor</text:p>
          </table:table-cell>
          <table:table-cell table:style-name="ce89" table:content-validation-name="val1" office:value-type="string">
            <text:p>Step 1: Create Page with Rich Text Editor</text:p>
          </table:table-cell>
          <table:table-cell table:style-name="ce86" office:value-type="string">
            <text:p><text:span text:style-name="T22">Add page</text:span></text:p>
            <text:p><text:span text:style-name="T15">- Go to wiki porlet</text:span></text:p>
            <text:p><text:span text:style-name="T15">- Click on </text:span><text:span text:style-name="T16">Add</text:span><text:span text:style-name="T17"> icon in toolbar action</text:span></text:p>
            <text:p><text:span text:style-name="T17">- Click on </text:span><text:span text:style-name="T16">Rich Text <text:s/>Editor </text:span><text:span text:style-name="T17">icon in toolbar</text:span></text:p>
            <text:p><text:span text:style-name="T17">- Input data valid for Title page and Page's content</text:span></text:p>
            <text:p><text:span text:style-name="T17">- Insert image, link, table and macro... to page's content</text:span></text:p>
            <text:p><text:span text:style-name="T17">- Click on </text:span><text:span text:style-name="T16">Save </text:span><text:span text:style-name="T17">icon in toolbar</text:span></text:p>
            <text:p><text:span text:style-name="T22">Edit page</text:span></text:p>
            <text:p><text:span text:style-name="T14">- Open an existing page by clicking 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click on </text:span><text:span text:style-name="T16">Save </text:span><text:span text:style-name="T17">icon in toolbar</text:span></text:p>
            <text:p><text:span text:style-name="T22">Delete page</text:span></text:p>
            <text:p><text:span text:style-name="T23">- Open an existing page by clicking on page name in navigation tree.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message form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message form</text:span></text:p>
          </table:table-cell>
          <table:table-cell table:style-name="ce86" office:value-type="string">
            <text:p>- A new page is added successful and displayed with properties </text:p>
            <text:p>- This page is listed in navigation tre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4">
          <table:table-cell table:style-name="ce68"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53" office:value-type="string">
            <text:p>SNF_KS_WIK_PAG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Edit\Paragraph</text:p>
          </table:table-cell>
          <table:table-cell table:style-name="ce57" office:value-type="string">
            <text:p>Edit Paragraph in Page</text:p>
          </table:table-cell>
          <table:table-cell table:style-name="ce89" table:content-validation-name="val1" office:value-type="string">
            <text:p>Step 1: Edit Paragraph</text:p>
          </table:table-cell>
          <table:table-cell table:style-name="ce86" office:value-type="string">
            <text:p>- Open an exiting page that contains some paragraphs inside</text:p>
            <text:p>- Click on <text:span text:style-name="T13">Edit</text:span><text:span text:style-name="T10"> icon corresponding of paragraph that you want to edit</text:span></text:p>
            <text:p><text:span text:style-name="T10">- Change content and click on </text:span><text:span text:style-name="T13">Save </text:span><text:span text:style-name="T10">icon in tool bar</text:span></text:p>
          </table:table-cell>
          <table:table-cell table:style-name="ce86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9">
          <table:table-cell table:style-name="ce68"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53" office:value-type="string">
            <text:p>SNF_KS_WIK_PAG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Rename</text:p>
          </table:table-cell>
          <table:table-cell table:style-name="ce57" office:value-type="string">
            <text:p>Rename Page</text:p>
          </table:table-cell>
          <table:table-cell table:style-name="ce89" table:content-validation-name="val1" office:value-type="string">
            <text:p>Step 1: Rename Page</text:p>
          </table:table-cell>
          <table:table-cell table:style-name="ce86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86" office:value-type="string">
            <text:p>Selected Page is renamed and new name is displayed in toolbar and navigation tree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9">
          <table:table-cell table:style-name="ce68"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53" office:value-type="string">
            <text:p>SNF_KS_WIK_PAG_05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Move</text:p>
          </table:table-cell>
          <table:table-cell table:style-name="ce57" office:value-type="string">
            <text:p>Move Page</text:p>
          </table:table-cell>
          <table:table-cell table:style-name="ce89" table:content-validation-name="val1" office:value-type="string">
            <text:p>Step 1: Move Page</text:p>
          </table:table-cell>
          <table:table-cell table:style-name="ce89" office:value-type="string">
            <text:p>- Open an existing page by clicking on page name in navigation tree.</text:p>
            <text:p>- Click on <text:span text:style-name="T13">More</text:span><text:span text:style-name="T10"> icon on toolbar and select </text:span><text:span text:style-name="T13">Move </text:span><text:span text:style-name="T10">action in menu</text:span></text:p>
            <text:p><text:span text:style-name="T10">- In Move form: Select new location and click on </text:span><text:span text:style-name="T13">Move </text:span><text:span text:style-name="T10">button</text:span></text:p>
          </table:table-cell>
          <table:table-cell table:style-name="ce95" office:value-type="string">
            <text:p>Selected Page is moved and displayed in new location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4">
          <table:table-cell table:style-name="ce68"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53" office:value-type="string">
            <text:p>SNF_KS_WIK_PAG_06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Watch</text:p>
          </table:table-cell>
          <table:table-cell table:style-name="ce57" office:value-type="string">
            <text:p>Watch/Unwatch Page</text:p>
          </table:table-cell>
          <table:table-cell table:style-name="ce89" table:content-validation-name="val1" office:value-type="string">
            <text:p>Step 1: Watch/Unwatch Page</text:p>
          </table:table-cell>
          <table:table-cell table:style-name="ce89" office:value-type="string">
            <text:p>- Open an existing page by clicking on page name in navigation tree.</text:p>
            <text:p>- Click on <text:span text:style-name="T13">More</text:span><text:span text:style-name="T10"> icon on toolbar and select </text:span><text:span text:style-name="T13">Watch/Unwatch </text:span><text:span text:style-name="T10">action in menu</text:span></text:p>
          </table:table-cell>
          <table:table-cell table:style-name="ce86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53" office:value-type="string">
            <text:p>SNF_KS_WIK_PAG_07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Attachment </text:p>
          </table:table-cell>
          <table:table-cell table:style-name="ce57" office:value-type="string">
            <text:p>Attachment</text:p>
          </table:table-cell>
          <table:table-cell table:style-name="ce89" table:content-validation-name="val1" office:value-type="string">
            <text:p>Step 1: Attachment in Page</text:p>
          </table:table-cell>
          <table:table-cell table:style-name="ce86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86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34">
          <table:table-cell table:style-name="ce68"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53" office:value-type="string">
            <text:p>SNF_KS_WIK_PAG_08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Page_Info</text:p>
          </table:table-cell>
          <table:table-cell table:style-name="ce57" office:value-type="string">
            <text:p>Page info</text:p>
          </table:table-cell>
          <table:table-cell table:style-name="ce89" table:content-validation-name="val1" office:value-type="string">
            <text:p>Step 1: Check Page info</text:p>
          </table:table-cell>
          <table:table-cell table:style-name="ce86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86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53" office:value-type="string">
            <text:p>SNF_KS_WIK_SEA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Quick_Search</text:p>
          </table:table-cell>
          <table:table-cell table:style-name="ce57" office:value-type="string">
            <text:p>Quick search</text:p>
          </table:table-cell>
          <table:table-cell table:style-name="ce89" table:content-validation-name="val1" office:value-type="string">
            <text:p>Step 1: Quick Search</text:p>
          </table:table-cell>
          <table:table-cell table:style-name="ce86" office:value-type="string">
            <text:p>- Input keyword matched with properties of existing pages into Search box</text:p>
            <text:p>- Hit <text:span text:style-name="T13">Enter</text:span><text:span text:style-name="T10"> key</text:span></text:p>
          </table:table-cell>
          <table:table-cell table:style-name="ce86" office:value-type="string">
            <text:p>The Search Screen is displayed with search criteria form and the results matching keyword into search box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53" office:value-type="string">
            <text:p>SNF_KS_WIK_SEA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Advanced_Search</text:p>
          </table:table-cell>
          <table:table-cell table:style-name="ce57" office:value-type="string">
            <text:p>Advanced search</text:p>
          </table:table-cell>
          <table:table-cell table:style-name="ce89" table:content-validation-name="val1" office:value-type="string">
            <text:p>Step 1: Advanced Search</text:p>
          </table:table-cell>
          <table:table-cell table:style-name="ce86" office:value-type="string">
            <text:p><text:span text:style-name="T8">- Open Search screen by executing quick search</text:span></text:p>
            <text:p><text:span text:style-name="T8">- In Search screen</text:span><text:span text:style-name="T11"> form: input keyword, select space in drop down list and </text:span><text:span text:style-name="T11">click on </text:span><text:span text:style-name="T27">Search </text:span><text:span text:style-name="T11">button</text:span></text:p>
          </table:table-cell>
          <table:table-cell table:style-name="ce86" office:value-type="string">
            <text:p>Search result will list pages that matched with keyword and selected spac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35">
          <table:table-cell table:number-columns-repeated="256"/>
        </table:table-row>
        <table:table-row table:style-name="ro35">
          <table:table-cell table:number-columns-repeated="256"/>
        </table:table-row>
        <table:table-row table:style-name="ro35">
          <table:table-cell table:number-columns-repeated="256"/>
        </table:table-row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</table:table>
      <table:table table:name="Summary_Report" table:style-name="ta1" table:print="false"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ce38"/>
        <table:table-column table:style-name="co10" table:default-cell-style-name="ce38"/>
        <table:table-column table:style-name="co26" table:default-cell-style-name="ce122"/>
        <table:table-column table:style-name="co27" table:default-cell-style-name="ce122"/>
        <table:table-column table:style-name="co10" table:default-cell-style-name="Default"/>
        <table:table-row table:style-name="ro10">
          <table:table-cell table:style-name="ce105" office:value-type="string" table:number-columns-spanned="5" table:number-rows-spanned="2">
            <text:p>Knowledge Suite Functionality List</text:p>
            <text:p><text:span text:style-name="T28">Product version: KS 2.2</text:span></text:p>
          </table:table-cell>
          <table:covered-table-cell table:number-columns-repeated="4" table:style-name="ce108"/>
          <table:table-cell table:style-name="ce55" office:value-type="string" table:number-columns-spanned="1" table:number-rows-spanned="3">
            <text:p>Total cases</text:p>
          </table:table-cell>
          <table:table-cell table:style-name="ce117" office:value-type="string" table:number-columns-spanned="1" table:number-rows-spanned="3">
            <text:p>Selenium Script</text:p>
            <text:p>(Yes/No)</text:p>
          </table:table-cell>
          <table:table-cell table:style-name="ce117" office:value-type="string" table:number-columns-spanned="1" table:number-rows-spanned="3">
            <text:p>Status</text:p>
          </table:table-cell>
          <table:table-cell table:style-name="ce117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36">
          <table:covered-table-cell table:style-name="ce106"/>
          <table:covered-table-cell table:number-columns-repeated="4" table:style-name="ce108"/>
          <table:covered-table-cell table:style-name="ce115"/>
          <table:covered-table-cell table:number-columns-repeated="2" table:style-name="ce118"/>
          <table:covered-table-cell table:style-name="ce120"/>
          <table:table-cell table:style-name="Default"/>
          <table:table-cell/>
        </table:table-row>
        <table:table-row table:style-name="ro18">
          <table:table-cell table:style-name="ce51" office:value-type="string">
            <text:p>Id</text:p>
          </table:table-cell>
          <table:table-cell table:style-name="ce55" office:value-type="string">
            <text:p>Portlet</text:p>
          </table:table-cell>
          <table:table-cell table:style-name="ce55" office:value-type="string">
            <text:p>Functional Group</text:p>
          </table:table-cell>
          <table:table-cell table:style-name="ce55" office:value-type="string">
            <text:p>Functionality</text:p>
          </table:table-cell>
          <table:table-cell table:style-name="ce55" office:value-type="string">
            <text:p>Functionality summary</text:p>
          </table:table-cell>
          <table:covered-table-cell table:style-name="ce115"/>
          <table:covered-table-cell table:number-columns-repeated="2" table:style-name="ce118"/>
          <table:covered-table-cell table:style-name="ce120"/>
          <table:table-cell table:style-name="Default" office:value-type="string">
            <text:p>Total</text:p>
          </table:table-cell>
          <table:table-cell table:formula="oooc:=COUNTA([.F4:.F99])" office:value-type="float" office:value="48">
            <text:p>48</text:p>
          </table:table-cell>
        </table:table-row>
        <table:table-row table:style-name="ro15">
          <table:table-cell table:style-name="ce107" office:value-type="string">
            <text:p>SNF_KS_ANS_CAT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Manage Category(Add/Edit/Delete/Move)</text:p>
          </table:table-cell>
          <table:table-cell table:style-name="ce110" office:value-type="string">
            <text:p>Add new category and do basic actions in category</text:p>
          </table:table-cell>
          <table:table-cell table:style-name="ce116" table:formula="oooc:=SUMPRODUCT(([SniffTest.B$5:SniffTest.B$1007]=[.$A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office:value-type="string">
            <text:p>Created</text:p>
          </table:table-cell>
          <table:table-cell table:formula="oooc:=COUNTIF([.G4:.G99];&quot;Yes&quot;)" office:value-type="float" office:value="44">
            <text:p>44</text:p>
          </table:table-cell>
        </table:table-row>
        <table:table-row table:style-name="ro37">
          <table:table-cell table:style-name="ce107" office:value-type="string">
            <text:p>SNF_KS_ANS_CAT_02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Drag and Drop category</text:p>
          </table:table-cell>
          <table:table-cell table:style-name="ce110" office:value-type="string">
            <text:p>Drag and drop a category to destination category</text:p>
          </table:table-cell>
          <table:table-cell table:style-name="ce116" table:formula="oooc:=SUMPRODUCT(([SniffTest.B$5:SniffTest.B$1007]=[.$A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123" table:formula="oooc:=COUNTIF([.G4:.G99];&quot;No&quot;)" office:value-type="float" office:value="4">
            <text:p>4</text:p>
          </table:table-cell>
        </table:table-row>
        <table:table-row table:style-name="ro15">
          <table:table-cell table:style-name="ce107" office:value-type="string">
            <text:p>SNF_KS_ANS_CAT_03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Export/Import category</text:p>
          </table:table-cell>
          <table:table-cell table:style-name="ce110" office:value-type="string">
            <text:p>Export a category and then import them to Answer portlet</text:p>
          </table:table-cell>
          <table:table-cell table:style-name="ce116" table:formula="oooc:=SUMPRODUCT(([SniffTest.B$5:SniffTest.B$1007]=[.$A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office:value-type="string">
            <text:p>OK</text:p>
          </table:table-cell>
          <table:table-cell table:style-name="ce123" table:formula="oooc:=COUNTIF([.H4:.H99];&quot;OK&quot;)" office:value-type="float" office:value="39">
            <text:p>39</text:p>
          </table:table-cell>
        </table:table-row>
        <table:table-row table:style-name="ro15">
          <table:table-cell table:style-name="ce107" office:value-type="string">
            <text:p>SNF_KS_ANS_CAT_04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Watch/Unwatch category</text:p>
          </table:table-cell>
          <table:table-cell table:style-name="ce110" office:value-type="string">
            <text:p>Watch category by email address registered</text:p>
          </table:table-cell>
          <table:table-cell table:style-name="ce116" table:formula="oooc:=SUMPRODUCT(([SniffTest.B$5:SniffTest.B$1007]=[.$A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office:value-type="string">
            <text:p>NG</text:p>
          </table:table-cell>
          <table:table-cell table:style-name="ce123" table:formula="oooc:=COUNTIF([.H4:.H99];&quot;NG&quot;)" office:value-type="float" office:value="5">
            <text:p>5</text:p>
          </table:table-cell>
        </table:table-row>
        <table:table-row table:style-name="ro17">
          <table:table-cell table:style-name="ce107" office:value-type="string">
            <text:p>SNF_KS_ANS_QUE_01</text:p>
          </table:table-cell>
          <table:table-cell table:style-name="ce110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Basic action on question(Add/Edit/Delete/Move)</text:p>
          </table:table-cell>
          <table:table-cell table:style-name="ce110" office:value-type="string">
            <text:p>Add new question and do basic actions in question</text:p>
          </table:table-cell>
          <table:table-cell table:style-name="ce116" table:formula="oooc:=SUMPRODUCT(([SniffTest.B$5:SniffTest.B$1007]=[.$A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QUE_02</text:p>
          </table:table-cell>
          <table:table-cell table:style-name="ce110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Vote question</text:p>
          </table:table-cell>
          <table:table-cell table:style-name="ce110" office:value-type="string">
            <text:p>Vote question by select star</text:p>
          </table:table-cell>
          <table:table-cell table:style-name="ce116" table:formula="oooc:=SUMPRODUCT(([SniffTest.B$5:SniffTest.B$1007]=[.$A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QUE_03</text:p>
          </table:table-cell>
          <table:table-cell table:style-name="ce110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Send to friend</text:p>
          </table:table-cell>
          <table:table-cell table:style-name="ce110" office:value-type="string">
            <text:p>Send question to an email address</text:p>
          </table:table-cell>
          <table:table-cell table:style-name="ce116" table:formula="oooc:=SUMPRODUCT(([SniffTest.B$5:SniffTest.B$1007]=[.$A1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QUE_04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Manage Question</text:p>
          </table:table-cell>
          <table:table-cell table:style-name="ce110" office:value-type="string">
            <text:p>Active/Inactive, Approve/Disapprove question</text:p>
          </table:table-cell>
          <table:table-cell table:style-name="ce116" table:formula="oooc:=SUMPRODUCT(([SniffTest.B$5:SniffTest.B$1007]=[.$A1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ANS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Answer</text:p>
          </table:table-cell>
          <table:table-cell table:style-name="ce112" office:value-type="string">
            <text:p>Basic action on answer (Add/Edit/Delete)</text:p>
          </table:table-cell>
          <table:table-cell table:style-name="ce110" office:value-type="string">
            <text:p>View question details</text:p>
          </table:table-cell>
          <table:table-cell table:style-name="ce116" table:formula="oooc:=SUMPRODUCT(([SniffTest.B$5:SniffTest.B$1007]=[.$A1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ANS_02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Answer</text:p>
          </table:table-cell>
          <table:table-cell table:style-name="ce112" office:value-type="string">
            <text:p>Rate/Sort answers</text:p>
          </table:table-cell>
          <table:table-cell table:style-name="ce110" office:value-type="string">
            <text:p>Add answer into question and do basic actions in answer</text:p>
          </table:table-cell>
          <table:table-cell table:style-name="ce116" table:formula="oooc:=SUMPRODUCT(([SniffTest.B$5:SniffTest.B$1007]=[.$A1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ANS_03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Answer</text:p>
          </table:table-cell>
          <table:table-cell table:style-name="ce112" office:value-type="string">
            <text:p>Activate/Approve answer</text:p>
          </table:table-cell>
          <table:table-cell table:style-name="ce110" office:value-type="string">
            <text:p>Active/Inactive, Approve/Disapprove answer</text:p>
          </table:table-cell>
          <table:table-cell table:style-name="ce116" table:formula="oooc:=SUMPRODUCT(([SniffTest.B$5:SniffTest.B$1007]=[.$A1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ANS_ANS_04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omment</text:p>
          </table:table-cell>
          <table:table-cell table:style-name="ce112" office:value-type="string">
            <text:p>Manage Comment in Question (Add/Edit/Delete/Promote)</text:p>
          </table:table-cell>
          <table:table-cell table:style-name="ce110" office:value-type="string">
            <text:p>Add comment into question and do basic actions in comment</text:p>
          </table:table-cell>
          <table:table-cell table:style-name="ce116" table:formula="oooc:=SUMPRODUCT(([SniffTest.B$5:SniffTest.B$1007]=[.$A1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SEA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Quick search</text:p>
          </table:table-cell>
          <table:table-cell table:style-name="ce110" office:value-type="string">
            <text:p>Search category/question by quick search</text:p>
          </table:table-cell>
          <table:table-cell table:style-name="ce116" table:formula="oooc:=SUMPRODUCT(([SniffTest.B$5:SniffTest.B$1007]=[.$A1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SEA_02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Advanced search</text:p>
          </table:table-cell>
          <table:table-cell table:style-name="ce110" office:value-type="string">
            <text:p>Search category/question by advanced search search</text:p>
          </table:table-cell>
          <table:table-cell table:style-name="ce116" table:formula="oooc:=SUMPRODUCT(([SniffTest.B$5:SniffTest.B$1007]=[.$A1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SET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portlet Setting</text:p>
          </table:table-cell>
          <table:table-cell table:style-name="ce112" office:value-type="string">
            <text:p>Setting Answer portlet</text:p>
          </table:table-cell>
          <table:table-cell table:style-name="ce110" office:value-type="string">
            <text:p>Setting answer portlet from edit mode</text:p>
          </table:table-cell>
          <table:table-cell table:style-name="ce116" table:formula="oooc:=SUMPRODUCT(([SniffTest.B$5:SniffTest.B$1007]=[.$A1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CAT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Basic action on Category(Add/Edit/Delete)</text:p>
          </table:table-cell>
          <table:table-cell table:style-name="ce110" office:value-type="string">
            <text:p>Add new category in forum and do basic actions in category</text:p>
          </table:table-cell>
          <table:table-cell table:style-name="ce116" table:formula="oooc:=SUMPRODUCT(([SniffTest.B$5:SniffTest.B$1007]=[.$A1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CAT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Import/Export category &amp; forum</text:p>
          </table:table-cell>
          <table:table-cell table:style-name="ce110" office:value-type="string">
            <text:p>Export a category and then import them to Forum portlet</text:p>
          </table:table-cell>
          <table:table-cell table:style-name="ce116" table:formula="oooc:=SUMPRODUCT(([SniffTest.B$5:SniffTest.B$1007]=[.$A2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table:number-columns-repeated="2"/>
        </table:table-row>
        <table:table-row table:style-name="ro17">
          <table:table-cell table:style-name="ce107" office:value-type="string">
            <text:p>SNF_KS_FOR_FOR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Forum</text:p>
          </table:table-cell>
          <table:table-cell table:style-name="ce112" office:value-type="string">
            <text:p>Basic action on Forum(Add/Edit/Delete/Move)</text:p>
          </table:table-cell>
          <table:table-cell table:style-name="ce110" office:value-type="string">
            <text:p>Add new Forum and do basic actions in Forum</text:p>
          </table:table-cell>
          <table:table-cell table:style-name="ce116" table:formula="oooc:=SUMPRODUCT(([SniffTest.B$5:SniffTest.B$1007]=[.$A2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OR_FOR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Forum</text:p>
          </table:table-cell>
          <table:table-cell table:style-name="ce112" office:value-type="string">
            <text:p>More action on Forum(Lock/Unlock/Open/Close)</text:p>
          </table:table-cell>
          <table:table-cell table:style-name="ce110" office:value-type="string">
            <text:p>- Lock/Unlock a forum</text:p>
            <text:p>- Close/Open a forum</text:p>
          </table:table-cell>
          <table:table-cell table:style-name="ce116" table:formula="oooc:=SUMPRODUCT(([SniffTest.B$5:SniffTest.B$1007]=[.$A2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OR_TOP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Basic action on Topic (Add/Edit/Delete/Move)</text:p>
          </table:table-cell>
          <table:table-cell table:style-name="ce110" office:value-type="string">
            <text:p>Add new Topic and do basic actions in Topic</text:p>
          </table:table-cell>
          <table:table-cell table:style-name="ce116" table:formula="oooc:=SUMPRODUCT(([SniffTest.B$5:SniffTest.B$1007]=[.$A2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OR_TOP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More action on Topic</text:p>
          </table:table-cell>
          <table:table-cell table:style-name="ce110" office:value-type="string">
            <text:p>Do other actions in topic as close/open, merge, split, stick/unstick...</text:p>
          </table:table-cell>
          <table:table-cell table:style-name="ce116" table:formula="oooc:=SUMPRODUCT(([SniffTest.B$5:SniffTest.B$1007]=[.$A2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TOP_03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Tag for topic</text:p>
          </table:table-cell>
          <table:table-cell table:style-name="ce110" office:value-type="string">
            <text:p>Add tag for topic, Auto-suggest tag, untag </text:p>
          </table:table-cell>
          <table:table-cell table:style-name="ce116" table:formula="oooc:=SUMPRODUCT(([SniffTest.B$5:SniffTest.B$1007]=[.$A2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TOP_04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Rate topic</text:p>
          </table:table-cell>
          <table:table-cell table:style-name="ce110" office:value-type="string">
            <text:p>Rate topic by selecting stars</text:p>
          </table:table-cell>
          <table:table-cell table:style-name="ce116" table:formula="oooc:=SUMPRODUCT(([SniffTest.B$5:SniffTest.B$1007]=[.$A2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601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TOP_05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Manage Poll in topic</text:p>
          </table:table-cell>
          <table:table-cell table:style-name="ce110" office:value-type="string">
            <text:p>- Add/edit/close/remove poll in topic</text:p>
          </table:table-cell>
          <table:table-cell table:style-name="ce116" table:formula="oooc:=SUMPRODUCT(([SniffTest.B$5:SniffTest.B$1007]=[.$A2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POS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Post</text:p>
          </table:table-cell>
          <table:table-cell table:style-name="ce112" office:value-type="string">
            <text:p>Basic action on Post </text:p>
          </table:table-cell>
          <table:table-cell table:style-name="ce110" office:value-type="string">
            <text:p>Add new post reply and do basic action in it</text:p>
          </table:table-cell>
          <table:table-cell table:style-name="ce116" table:formula="oooc:=SUMPRODUCT(([SniffTest.B$5:SniffTest.B$1007]=[.$A2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SEA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Quick search</text:p>
          </table:table-cell>
          <table:table-cell table:style-name="ce110" office:value-type="string">
            <text:p>perform quick search category/forum/topic</text:p>
          </table:table-cell>
          <table:table-cell table:style-name="ce116" table:formula="oooc:=SUMPRODUCT(([SniffTest.B$5:SniffTest.B$1007]=[.$A2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603 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SEA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Advanced search</text:p>
          </table:table-cell>
          <table:table-cell table:style-name="ce110" office:value-type="string">
            <text:p>Perform advanced search in category/forum/topic</text:p>
          </table:table-cell>
          <table:table-cell table:style-name="ce116" table:formula="oooc:=SUMPRODUCT(([SniffTest.B$5:SniffTest.B$1007]=[.$A3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603 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PRI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Private message</text:p>
          </table:table-cell>
          <table:table-cell table:style-name="ce110" office:value-type="string">
            <text:p>Send private message to users in system</text:p>
          </table:table-cell>
          <table:table-cell table:style-name="ce116" table:formula="oooc:=SUMPRODUCT(([SniffTest.B$5:SniffTest.B$1007]=[.$A3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BOO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Bookmark</text:p>
          </table:table-cell>
          <table:table-cell table:style-name="ce112" office:value-type="string">
            <text:p>Bookmark </text:p>
          </table:table-cell>
          <table:table-cell table:style-name="ce110" office:value-type="string">
            <text:p>Get book of category/forum/topic</text:p>
          </table:table-cell>
          <table:table-cell table:style-name="ce116" table:formula="oooc:=SUMPRODUCT(([SniffTest.B$5:SniffTest.B$1007]=[.$A3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558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WAT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Watch/Unwatch</text:p>
          </table:table-cell>
          <table:table-cell table:style-name="ce112" office:value-type="string">
            <text:p>Watch&amp;Unwatch category/forum/topic</text:p>
          </table:table-cell>
          <table:table-cell table:style-name="ce110" office:value-type="string">
            <text:p>Watch/unwatch category/forum/topic by email address</text:p>
          </table:table-cell>
          <table:table-cell table:style-name="ce116" table:formula="oooc:=SUMPRODUCT(([SniffTest.B$5:SniffTest.B$1007]=[.$A3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USE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User Setting</text:p>
          </table:table-cell>
          <table:table-cell table:style-name="ce110" office:value-type="string">
            <text:p>Setting properties in forum by user</text:p>
          </table:table-cell>
          <table:table-cell table:style-name="ce116" table:formula="oooc:=SUMPRODUCT(([SniffTest.B$5:SniffTest.B$1007]=[.$A3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MAN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User management</text:p>
          </table:table-cell>
          <table:table-cell table:style-name="ce110" office:value-type="string">
            <text:p>Setting properties for each users by administrator</text:p>
          </table:table-cell>
          <table:table-cell table:style-name="ce116" table:formula="oooc:=SUMPRODUCT(([SniffTest.B$5:SniffTest.B$1007]=[.$A3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BBC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Manage BB code</text:p>
          </table:table-cell>
          <table:table-cell table:style-name="ce110" office:value-type="string">
            <text:p>Add/edit/delete/active BB code</text:p>
          </table:table-cell>
          <table:table-cell table:style-name="ce116" table:formula="oooc:=SUMPRODUCT(([SniffTest.B$5:SniffTest.B$1007]=[.$A3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BAN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Ban IP</text:p>
          </table:table-cell>
          <table:table-cell table:style-name="ce110" office:value-type="string">
            <text:p>Add IP Ban by administrator</text:p>
          </table:table-cell>
          <table:table-cell table:style-name="ce116" table:formula="oooc:=SUMPRODUCT(([SniffTest.B$5:SniffTest.B$1007]=[.$A3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SET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Setting Forum portlet</text:p>
          </table:table-cell>
          <table:table-cell table:style-name="ce112" office:value-type="string">
            <text:p>Setting Forum portlet</text:p>
          </table:table-cell>
          <table:table-cell table:style-name="ce110" office:value-type="string">
            <text:p>Setting properties for Forum portlet </text:p>
          </table:table-cell>
          <table:table-cell table:style-name="ce116" table:formula="oooc:=SUMPRODUCT(([SniffTest.B$5:SniffTest.B$1007]=[.$A3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AQ_BRS_01</text:p>
          </table:table-cell>
          <table:table-cell table:style-name="ce109" office:value-type="string">
            <text:p>FAQ</text:p>
          </table:table-cell>
          <table:table-cell table:number-columns-repeated="2" table:style-name="ce112" office:value-type="string">
            <text:p>Browse Category/Sub-category</text:p>
          </table:table-cell>
          <table:table-cell table:style-name="ce110" office:value-type="string">
            <text:p>Browse category/sub category that added from Answer portlet by FAQ</text:p>
          </table:table-cell>
          <table:table-cell table:style-name="ce116" table:formula="oooc:=SUMPRODUCT(([SniffTest.B$5:SniffTest.B$1007]=[.$A3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AQ_VIE_01</text:p>
          </table:table-cell>
          <table:table-cell table:style-name="ce109" office:value-type="string">
            <text:p>FAQ</text:p>
          </table:table-cell>
          <table:table-cell table:style-name="ce112" office:value-type="string">
            <text:p>View question detail</text:p>
            <text:p/>
          </table:table-cell>
          <table:table-cell table:style-name="ce112" office:value-type="string">
            <text:p>View question detail</text:p>
            <text:p/>
          </table:table-cell>
          <table:table-cell table:style-name="ce110" office:value-type="string">
            <text:p>View content of question in FAQ portlet</text:p>
          </table:table-cell>
          <table:table-cell table:style-name="ce116" table:formula="oooc:=SUMPRODUCT(([SniffTest.B$5:SniffTest.B$1007]=[.$A4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AQ_SET_01</text:p>
          </table:table-cell>
          <table:table-cell table:style-name="ce109" office:value-type="string">
            <text:p>FAQ</text:p>
          </table:table-cell>
          <table:table-cell table:style-name="ce112" office:value-type="string">
            <text:p>Setting FAQ portlet</text:p>
          </table:table-cell>
          <table:table-cell table:style-name="ce112" office:value-type="string">
            <text:p>Setting FAQ portlet</text:p>
          </table:table-cell>
          <table:table-cell table:style-name="ce110" office:value-type="string">
            <text:p>Setting properties of FAQ</text:p>
          </table:table-cell>
          <table:table-cell table:style-name="ce116" table:formula="oooc:=SUMPRODUCT(([SniffTest.B$5:SniffTest.B$1007]=[.$A4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WIK_PAG_01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Create/Edit/Delete Page</text:p>
          </table:table-cell>
          <table:table-cell table:style-name="ce113" office:value-type="string">
            <text:p>Create Page with Plain Text Editor</text:p>
          </table:table-cell>
          <table:table-cell table:style-name="ce110" office:value-type="string">
            <text:p>Basic action on plan text page</text:p>
          </table:table-cell>
          <table:table-cell table:style-name="ce116" table:formula="oooc:=SUMPRODUCT(([SniffTest.B$5:SniffTest.B$1007]=[.$A4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WIK_PAG_02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Create/Edit/Delete Page</text:p>
          </table:table-cell>
          <table:table-cell table:style-name="ce113" office:value-type="string">
            <text:p>Create Page with Rich Text Editor</text:p>
          </table:table-cell>
          <table:table-cell table:style-name="ce110" office:value-type="string">
            <text:p>Basic action on rich text page</text:p>
          </table:table-cell>
          <table:table-cell table:style-name="ce116" table:formula="oooc:=SUMPRODUCT(([SniffTest.B$5:SniffTest.B$1007]=[.$A4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3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Edit Page</text:p>
          </table:table-cell>
          <table:table-cell table:style-name="ce114" office:value-type="string">
            <text:p>Edit Paragraph in Page</text:p>
          </table:table-cell>
          <table:table-cell table:style-name="ce110" office:value-type="string">
            <text:p>Edit paragraph in page</text:p>
          </table:table-cell>
          <table:table-cell table:style-name="ce116" table:formula="oooc:=SUMPRODUCT(([SniffTest.B$5:SniffTest.B$1007]=[.$A4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WIK_PAG_04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Rename </text:p>
          </table:table-cell>
          <table:table-cell table:style-name="ce114" office:value-type="string">
            <text:p>Rename Page</text:p>
          </table:table-cell>
          <table:table-cell table:style-name="ce110" office:value-type="string">
            <text:p>Rename a page</text:p>
          </table:table-cell>
          <table:table-cell table:style-name="ce116" table:formula="oooc:=SUMPRODUCT(([SniffTest.B$5:SniffTest.B$1007]=[.$A4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5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Move Page</text:p>
          </table:table-cell>
          <table:table-cell table:style-name="ce114" office:value-type="string">
            <text:p>Move Page</text:p>
          </table:table-cell>
          <table:table-cell table:style-name="ce110" office:value-type="string">
            <text:p>Move page to other destination</text:p>
          </table:table-cell>
          <table:table-cell table:style-name="ce116" table:formula="oooc:=SUMPRODUCT(([SniffTest.B$5:SniffTest.B$1007]=[.$A4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6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Watch/Unwatch Page</text:p>
          </table:table-cell>
          <table:table-cell table:style-name="ce114" office:value-type="string">
            <text:p>Watch/Unwatch Page</text:p>
          </table:table-cell>
          <table:table-cell table:style-name="ce110" office:value-type="string">
            <text:p>Watch/unwatch a page</text:p>
          </table:table-cell>
          <table:table-cell table:style-name="ce116" table:formula="oooc:=SUMPRODUCT(([SniffTest.B$5:SniffTest.B$1007]=[.$A4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7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Attachent</text:p>
          </table:table-cell>
          <table:table-cell table:style-name="ce114" office:value-type="string">
            <text:p>Attachment</text:p>
          </table:table-cell>
          <table:table-cell table:style-name="ce110" office:value-type="string">
            <text:p>Manage attachment on page</text:p>
          </table:table-cell>
          <table:table-cell table:style-name="ce116" table:formula="oooc:=SUMPRODUCT(([SniffTest.B$5:SniffTest.B$1007]=[.$A4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WIK_PAG_08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Page ifo</text:p>
          </table:table-cell>
          <table:table-cell table:style-name="ce114" office:value-type="string">
            <text:p>Page info</text:p>
          </table:table-cell>
          <table:table-cell table:style-name="ce110" office:value-type="string">
            <text:p>View page info</text:p>
          </table:table-cell>
          <table:table-cell table:style-name="ce116" table:formula="oooc:=SUMPRODUCT(([SniffTest.B$5:SniffTest.B$1007]=[.$A4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SEA_01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Search</text:p>
          </table:table-cell>
          <table:table-cell table:style-name="ce114" office:value-type="string">
            <text:p>Quick search</text:p>
          </table:table-cell>
          <table:table-cell table:style-name="ce110" office:value-type="string">
            <text:p>Quick search </text:p>
          </table:table-cell>
          <table:table-cell table:style-name="ce116" table:formula="oooc:=SUMPRODUCT(([SniffTest.B$5:SniffTest.B$1007]=[.$A5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SEA_02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Search</text:p>
          </table:table-cell>
          <table:table-cell table:style-name="ce114" office:value-type="string">
            <text:p>Advanced search</text:p>
          </table:table-cell>
          <table:table-cell table:style-name="ce110" office:value-type="string">
            <text:p>Advanced search</text:p>
          </table:table-cell>
          <table:table-cell table:style-name="ce116" table:formula="oooc:=SUMPRODUCT(([SniffTest.B$5:SniffTest.B$1007]=[.$A5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</table:table>
      <table:named-expressions>
        <table:named-expression table:name="status" table:base-cell-address="$Cover.$E$11" table:expression="$#REF!.$E$7:$E$11"/>
      </table:named-expressions>
      <table:database-ranges>
        <table:database-range table:name="__Anonymous_Sheet_DB__1"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css3t="http://www.w3.org/TR/css3-text/" office:version="1.0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221">
      <number:month number:textual="true"/>
      <number:text>- </number:text>
      <number:day/>
      <number:text>- </number:text>
      <number:year/>
    </number:date-style>
    <number:date-style style:name="N222">
      <number:month number:textual="true"/>
      <number:text>-</number:text>
      <number:day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9.693cm" fo:page-height="21.006cm" style:num-format="1" style:print-orientation="landscape" fo:margin-left="0.254cm" fo:margin-right="0.254cm" style:shadow="non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09:0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8-12-16T22:10:12</meta:creation-date>
    <dc:date>2012-04-04T09:05:30</dc:date>
    <meta:printed-by>Thanh Cong Nguyen</meta:printed-by>
    <meta:print-date>2009-03-06T17:07:42</meta:print-date>
    <dc:language>en-US</dc:language>
    <meta:editing-cycles>260</meta:editing-cycles>
    <meta:editing-duration>P9DT6H24M56S</meta:editing-duration>
    <meta:user-defined meta:name="Info 1"/>
    <meta:user-defined meta:name="Info 2"/>
    <meta:user-defined meta:name="Info 3"/>
    <meta:user-defined meta:name="Info 4"/>
    <meta:document-statistic meta:table-count="4" meta:cell-count="1071" meta:object-count="1"/>
  </office:meta>
</office:document-meta>
</file>